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E94091D4D6995EF6.png" manifest:media-type="image/png"/>
  <manifest:file-entry manifest:full-path="Pictures/10000001000001C20000019AED28387C0C1E6FF6.png" manifest:media-type="image/png"/>
  <manifest:file-entry manifest:full-path="Pictures/10000001000001C4000001BADFE63D9A9AE992E5.png" manifest:media-type="image/png"/>
  <manifest:file-entry manifest:full-path="Pictures/10000001000001C20000019A59C412BBF6ACE95C.png" manifest:media-type="image/png"/>
  <manifest:file-entry manifest:full-path="Pictures/10000001000001C20000019AB738DDCD9E7AA112.png" manifest:media-type="image/png"/>
  <manifest:file-entry manifest:full-path="Pictures/10000000000001C4000001BA492E7F8FC6E0A6B9.png" manifest:media-type="image/png"/>
  <manifest:file-entry manifest:full-path="Pictures/10000001000001C4000001BAD5D9C0CEE5A11C90.png" manifest:media-type="image/png"/>
  <manifest:file-entry manifest:full-path="Pictures/10000001000001C20000019AF571DA0500B5D0FD.png" manifest:media-type="image/png"/>
  <manifest:file-entry manifest:full-path="Pictures/10000001000001C4000001BA05034627C3EA6E05.png" manifest:media-type="image/png"/>
  <manifest:file-entry manifest:full-path="Pictures/10000001000001C4000001BADA3532389DF77A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0071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3028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1" draw:name="Shape 2" draw:style-name="gr3" draw:text-style-name="P3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3" draw:style-name="gr3" draw:text-style-name="P3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4" draw:style-name="gr3" draw:text-style-name="P3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5" draw:style-name="gr3" draw:text-style-name="P3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6" draw:style-name="gr3" draw:text-style-name="P3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7" draw:style-name="gr3" draw:text-style-name="P3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 8" draw:style-name="gr3" draw:text-style-name="P3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0.0563in" svg:y="-0.4484in" svg:width="4.7083in" svg:height="4.6047in" draw:z-index="1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2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1"><draw:custom-shape text:anchor-type="paragraph" draw:z-index="8" draw:name="Shape 1" draw:style-name="gr4" draw:text-style-name="P3" svg:width="1.9531in" svg:height="0.7189in" svg:x="2.0772in" svg:y="1.2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9" draw:style-name="gr3" draw:text-style-name="P3" svg:width="1.2406in" svg:height="0.3858in" svg:x="2.3472in" svg:y="6.2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 10" draw:style-name="gr3" draw:text-style-name="P3" svg:width="1.2406in" svg:height="0.3858in" svg:x="3.5244in" svg:y="7.8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 17" draw:style-name="gr1" draw:text-style-name="P3" svg:width="1.5362in" svg:height="0.7189in" svg:x="2.8898in" svg:y="2.9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4" text:anchor-type="char" svg:x="1.1709in" svg:y="5.0417in" svg:width="4.7083in" svg:height="4.6047in" draw:z-index="3"><draw:image xlink:href="Pictures/10000001000001C4000001BADFE63D9A9AE992E5.png" xlink:type="simple" xlink:show="embed" xlink:actuate="onLoad" draw:mime-type="image/png"/></draw:frame><draw:frame draw:style-name="fr1" draw:name="Image11" text:anchor-type="char" svg:x="0.7646in" svg:y="0.0839in" svg:width="4.7083in" svg:height="4.6043in" draw:z-index="0"><draw:image xlink:href="Pictures/10000000000001C4000001BA492E7F8FC6E0A6B9.png" xlink:type="simple" xlink:show="embed" xlink:actuate="onLoad" draw:mime-type="image/png"/></draw:frame></text:p>
      <text:p text:style-name="P1"><draw:custom-shape text:anchor-type="paragraph" draw:z-index="20" draw:name="Shape 11" draw:style-name="gr3" draw:text-style-name="P3" svg:width="1.2406in" svg:height="0.3858in" svg:x="2.5453in" svg:y="6.1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 12" draw:style-name="gr3" draw:text-style-name="P3" svg:width="1.2406in" svg:height="0.3858in" svg:x="3.9516in" svg:y="6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4"><draw:image xlink:href="Pictures/10000001000001C4000001BAD5D9C0CEE5A11C90.png" xlink:type="simple" xlink:show="embed" xlink:actuate="onLoad" draw:mime-type="image/png"/></draw:frame><draw:frame draw:style-name="fr1" draw:name="Image6" text:anchor-type="char" svg:x="1.1709in" svg:y="5.1354in" svg:width="4.7083in" svg:height="4.6047in" draw:z-index="5"><draw:image xlink:href="Pictures/10000001000001C4000001BA05034627C3EA6E05.png" xlink:type="simple" xlink:show="embed" xlink:actuate="onLoad" draw:mime-type="image/png"/></draw:frame></text:p>
      <text:p text:style-name="P1"><draw:custom-shape text:anchor-type="paragraph" draw:z-index="22" draw:name="Shape 14" draw:style-name="gr2" draw:text-style-name="P3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3" draw:style-name="gr2" draw:text-style-name="P3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9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10"><draw:image xlink:href="Pictures/10000001000001C20000019A59C412BBF6ACE95C.png" xlink:type="simple" xlink:show="embed" xlink:actuate="onLoad" draw:mime-type="image/png"/></draw:frame></text:p>
      <text:p text:style-name="P1"><draw:custom-shape text:anchor-type="paragraph" draw:z-index="24" draw:name="Shape 15" draw:style-name="gr2" draw:text-style-name="P3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 16" draw:style-name="gr2" draw:text-style-name="P3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6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7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25:52.101000000</meta:creation-date>
    <dc:date>2023-11-18T12:19:31.522000000</dc:date>
    <meta:editing-duration>PT2H40M13S</meta:editing-duration>
    <meta:editing-cycles>7</meta:editing-cycles>
    <meta:generator>LibreOffice/7.5.1.2$Windows_X86_64 LibreOffice_project/fcbaee479e84c6cd81291587d2ee68cba099e129</meta:generator>
    <dc:creator>Dave Gutz</dc:creator>
    <meta:document-statistic meta:table-count="0" meta:image-count="10" meta:object-count="0" meta:page-count="5" meta:paragraph-count="1" meta:word-count="9" meta:character-count="61" meta:non-whitespace-character-count="53"/>
  </office:meta>
</office:document-meta>
</file>